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mo" svg:font-family="Arim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66CCFF"/>
    </style:style>
    <style:style style:name="ce4" style:family="table-cell" style:parent-style-name="Default" style:data-style-name="N36">
      <style:table-cell-properties fo:background-color="#FFFF00"/>
    </style:style>
    <style:style style:name="ce5" style:family="table-cell" style:parent-style-name="Default" style:data-style-name="N36">
      <style:table-cell-properties fo:background-color="#66CCFF"/>
    </style:style>
    <style:style style:name="ce6" style:family="table-cell" style:parent-style-name="Default" style:data-style-name="N37"/>
    <style:style style:name="ce7" style:family="table-cell" style:parent-style-name="Default" style:data-style-name="N36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ackground-color="#66CCFF"/>
      <style:text-properties fo:font-weight="bold" style:font-weight-asian="bold" style:font-weight-complex="bold"/>
    </style:style>
    <style:style style:name="ce9" style:family="table-cell" style:parent-style-name="Default" style:data-style-name="N36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34433333333333cm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1" table:default-cell-style-name="ce1"/>
        <table:table-column table:style-name="co3" table:number-columns-repeated="16350" table:default-cell-style-name="ce1"/>
        <table:table-row table:style-name="ro1">
          <table:table-cell table:style-name="ce1"/>
          <table:table-cell office:value-type="string" table:style-name="ce1">
            <text:p>PlotViewName</text:p>
          </table:table-cell>
          <table:table-cell office:value-type="string" table:style-name="ce1">
            <text:p>mid_int_date</text:p>
          </table:table-cell>
          <table:table-cell office:value-type="string" table:style-name="ce2">
            <text:p>AGB_ini</text:p>
          </table:table-cell>
          <table:table-cell office:value-type="string" table:style-name="ce2">
            <text:p>AGB_ini (kg/ha)</text:p>
          </table:table-cell>
          <table:table-cell office:value-type="string" table:style-name="ce3">
            <text:p>AGB_fin</text:p>
          </table:table-cell>
          <table:table-cell office:value-type="string" table:style-name="ce3">
            <text:p>AGB_fin (kg/ha)</text:p>
          </table:table-cell>
          <table:table-cell office:value-type="string" table:style-name="ce1">
            <text:p>AGBnetchange</text:p>
          </table:table-cell>
          <table:table-cell office:value-type="string" table:style-name="ce1">
            <text:p>AGBMor_tot</text:p>
          </table:table-cell>
          <table:table-cell office:value-type="string" table:style-name="ce1">
            <text:p>AGB_mort_unobs_yr</text:p>
          </table:table-cell>
          <table:table-cell office:value-type="string" table:style-name="ce1">
            <text:p>AGBGain_tot</text:p>
          </table:table-cell>
          <table:table-cell office:value-type="string" table:style-name="ce1">
            <text:p>AGB_Gain_unobs_yr</text:p>
          </table:table-cell>
          <table:table-cell office:value-type="string" table:style-name="ce1">
            <text:p>int_c_length</text:p>
          </table:table-cell>
          <table:table-cell office:value-type="string" table:style-name="ce1">
            <text:p>int_ini</text:p>
          </table:table-cell>
          <table:table-cell office:value-type="string" table:style-name="ce1">
            <text:p>int_fin</text:p>
          </table:table-cell>
          <table:table-cell office:value-type="string" table:style-name="ce1">
            <text:p>plot_area</text:p>
          </table:table-cell>
          <table:table-cell office:value-type="string" table:style-name="ce1">
            <text:p>BAnetchange</text:p>
          </table:table-cell>
          <table:table-cell office:value-type="string" table:style-name="ce1">
            <text:p>Nini</text:p>
          </table:table-cell>
          <table:table-cell office:value-type="string" table:style-name="ce1">
            <text:p>N_rec_yr</text:p>
          </table:table-cell>
          <table:table-cell office:value-type="string" table:style-name="ce1">
            <text:p>N_mor_yr</text:p>
          </table:table-cell>
          <table:table-cell office:value-type="string" table:style-name="ce1">
            <text:p>N_change</text:p>
          </table:table-cell>
          <table:table-cell office:value-type="string" table:style-name="ce1">
            <text:p>AGBnetchange_N</text:p>
          </table:table-cell>
          <table:table-cell office:value-type="string" table:style-name="ce1">
            <text:p>AGBGain_N</text:p>
          </table:table-cell>
          <table:table-cell office:value-type="string" table:style-name="ce1">
            <text:p>AGBRec_N</text:p>
          </table:table-cell>
          <table:table-cell office:value-type="string" table:style-name="ce1">
            <text:p>AGBMor_tot_N</text:p>
          </table:table-cell>
          <table:table-cell office:value-type="string" table:style-name="ce1">
            <text:p>BAMor_yr</text:p>
          </table:table-cell>
          <table:table-cell office:value-type="string" table:style-name="ce1">
            <text:p>BAGain_tot_yr</text:p>
          </table:table-cell>
          <table:table-cell office:value-type="string" table:style-name="ce1">
            <text:p>tot_monitor_length</text:p>
          </table:table-cell>
          <table:table-cell office:value-type="string" table:style-name="ce1">
            <text:p>N_mort_plus_rec</text:p>
          </table:table-cell>
          <table:table-cell office:value-type="string" table:style-name="ce1">
            <text:p>N_plots</text:p>
          </table:table-cell>
          <table:table-cell office:value-type="string" table:style-name="ce1">
            <text:p>mid_int_since_start</text:p>
          </table:table-cell>
          <table:table-cell office:value-type="string" table:style-name="ce1">
            <text:p>Ncens_interv</text:p>
          </table:table-cell>
          <table:table-cell office:value-type="string" table:style-name="ce1">
            <text:p>AGB comments1</text:p>
          </table:table-cell>
          <table:table-cell office:value-type="string" table:style-name="ce1">
            <text:p>AGB comments2</text:p>
          </table:table-cell>
          <table:table-cell table:number-columns-repeated="16350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string" table:style-name="ce1">
            <text:p>TAP-50 to TAP-53</text:p>
          </table:table-cell>
          <table:table-cell office:value-type="float" office:value="1986.501" table:style-name="ce1">
            <text:p>1986.501</text:p>
          </table:table-cell>
          <table:table-cell office:value-type="float" office:value="247.8745266" table:style-name="ce4">
            <text:p>247.9</text:p>
          </table:table-cell>
          <table:table-cell office:value-type="float" office:value="24.78745266" table:formula="of:=[.D2]*0.1" table:style-name="ce4">
            <text:p>24.8</text:p>
          </table:table-cell>
          <table:table-cell office:value-type="float" office:value="273.36740309999999" table:style-name="ce5">
            <text:p>273.4</text:p>
          </table:table-cell>
          <table:table-cell office:value-type="float" office:value="27.33674031" table:formula="of:=[.F2]*0.1" table:style-name="ce5">
            <text:p>27.3</text:p>
          </table:table-cell>
          <table:table-cell office:value-type="float" office:value="4.2488127560000004" table:style-name="ce1">
            <text:p>4.248812756</text:p>
          </table:table-cell>
          <table:table-cell office:value-type="float" office:value="0.75484233000000001" table:style-name="ce1">
            <text:p>0.75484233</text:p>
          </table:table-cell>
          <table:table-cell office:value-type="float" office:value="2.3638942E-2" table:style-name="ce1">
            <text:p>0.023638942</text:p>
          </table:table-cell>
          <table:table-cell office:value-type="float" office:value="5.0036550850000001" table:style-name="ce1">
            <text:p>5.003655085</text:p>
          </table:table-cell>
          <table:table-cell office:value-type="float" office:value="7.1099999999999994E-5" table:style-name="ce6">
            <text:p>7.11E-005</text:p>
          </table:table-cell>
          <table:table-cell office:value-type="float" office:value="6" table:style-name="ce1">
            <text:p>6</text:p>
          </table:table-cell>
          <table:table-cell office:value-type="float" office:value="1983.501" table:style-name="ce1">
            <text:p>1983.501</text:p>
          </table:table-cell>
          <table:table-cell office:value-type="float" office:value="1989.501" table:style-name="ce1">
            <text:p>1989.501</text:p>
          </table:table-cell>
          <table:table-cell office:value-type="float" office:value="1" table:style-name="ce1">
            <text:p>1</text:p>
          </table:table-cell>
          <table:table-cell office:value-type="float" office:value="0.37076212600000003" table:style-name="ce1">
            <text:p>0.370762126</text:p>
          </table:table-cell>
          <table:table-cell office:value-type="float" office:value="542.75316669999995" table:style-name="ce1">
            <text:p>542.7531667</text:p>
          </table:table-cell>
          <table:table-cell office:value-type="float" office:value="8.7217762679999993" table:style-name="ce1">
            <text:p>8.721776268</text:p>
          </table:table-cell>
          <table:table-cell office:value-type="float" office:value="3.5551096019999999" table:style-name="ce1">
            <text:p>3.555109602</text:p>
          </table:table-cell>
          <table:table-cell office:value-type="float" office:value="5.1666666670000003" table:style-name="ce1">
            <text:p>5.166666667</text:p>
          </table:table-cell>
          <table:table-cell office:value-type="float" office:value="7.8303880000000006E-3" table:style-name="ce1">
            <text:p>0.007830388</text:p>
          </table:table-cell>
          <table:table-cell office:value-type="float" office:value="8.8541910000000008E-3" table:style-name="ce1">
            <text:p>0.008854191</text:p>
          </table:table-cell>
          <table:table-cell office:value-type="float" office:value="4.1795425999999997E-2" table:style-name="ce1">
            <text:p>0.041795426</text:p>
          </table:table-cell>
          <table:table-cell office:value-type="float" office:value="0.205656743" table:style-name="ce1">
            <text:p>0.205656743</text:p>
          </table:table-cell>
          <table:table-cell office:value-type="float" office:value="0.11443120399999999" table:style-name="ce1">
            <text:p>0.114431204</text:p>
          </table:table-cell>
          <table:table-cell office:value-type="float" office:value="0.48519332900000001" table:style-name="ce1">
            <text:p>0.485193329</text:p>
          </table:table-cell>
          <table:table-cell office:value-type="float" office:value="12" table:style-name="ce1">
            <text:p>12</text:p>
          </table:table-cell>
          <table:table-cell office:value-type="float" office:value="12.276885869999999" table:style-name="ce1">
            <text:p>12.2768858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52" table:style-name="ce1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string" table:style-name="ce1">
            <text:p>TAP-50 to TAP-53</text:p>
          </table:table-cell>
          <table:table-cell office:value-type="float" office:value="1992.501" table:style-name="ce1">
            <text:p>1992.501</text:p>
          </table:table-cell>
          <table:table-cell office:value-type="float" office:value="273.36740309999999" table:style-name="ce4">
            <text:p>273.4</text:p>
          </table:table-cell>
          <table:table-cell office:value-type="float" office:value="27.33674031" table:formula="of:=[.D3]*0.1" table:style-name="ce4">
            <text:p>27.3</text:p>
          </table:table-cell>
          <table:table-cell office:value-type="float" office:value="284.98585969999999" table:style-name="ce5">
            <text:p>285.0</text:p>
          </table:table-cell>
          <table:table-cell office:value-type="float" office:value="28.498585970000001" table:formula="of:=[.F3]*0.1" table:style-name="ce5">
            <text:p>28.5</text:p>
          </table:table-cell>
          <table:table-cell office:value-type="float" office:value="1.93640944" table:style-name="ce1">
            <text:p>1.93640944</text:p>
          </table:table-cell>
          <table:table-cell office:value-type="float" office:value="2.7328358740000001" table:style-name="ce1">
            <text:p>2.732835874</text:p>
          </table:table-cell>
          <table:table-cell office:value-type="float" office:value="5.6502812999999999E-2" table:style-name="ce1">
            <text:p>0.056502813</text:p>
          </table:table-cell>
          <table:table-cell office:value-type="float" office:value="4.6692453140000003" table:style-name="ce1">
            <text:p>4.669245314</text:p>
          </table:table-cell>
          <table:table-cell office:value-type="float" office:value="7.4900000000000005E-5" table:style-name="ce6">
            <text:p>7.49E-005</text:p>
          </table:table-cell>
          <table:table-cell office:value-type="float" office:value="6" table:style-name="ce1">
            <text:p>6</text:p>
          </table:table-cell>
          <table:table-cell office:value-type="float" office:value="1989.501" table:style-name="ce1">
            <text:p>1989.501</text:p>
          </table:table-cell>
          <table:table-cell office:value-type="float" office:value="1995.501" table:style-name="ce1">
            <text:p>1995.501</text:p>
          </table:table-cell>
          <table:table-cell office:value-type="float" office:value="1" table:style-name="ce1">
            <text:p>1</text:p>
          </table:table-cell>
          <table:table-cell office:value-type="float" office:value="0.17519536499999999" table:style-name="ce1">
            <text:p>0.175195365</text:p>
          </table:table-cell>
          <table:table-cell office:value-type="float" office:value="571.72050000000002" table:style-name="ce1">
            <text:p>571.7205</text:p>
          </table:table-cell>
          <table:table-cell office:value-type="float" office:value="8.2250308109999999" table:style-name="ce1">
            <text:p>8.225030811</text:p>
          </table:table-cell>
          <table:table-cell office:value-type="float" office:value="3.7250308109999999" table:style-name="ce1">
            <text:p>3.725030811</text:p>
          </table:table-cell>
          <table:table-cell office:value-type="float" office:value="4.5" table:style-name="ce1">
            <text:p>4.5</text:p>
          </table:table-cell>
          <table:table-cell office:value-type="float" office:value="3.387616E-3" table:style-name="ce1">
            <text:p>0.003387616</text:p>
          </table:table-cell>
          <table:table-cell office:value-type="float" office:value="7.1703169999999998E-3" table:style-name="ce1">
            <text:p>0.007170317</text:p>
          </table:table-cell>
          <table:table-cell office:value-type="float" office:value="8.1981596000000004E-2" table:style-name="ce1">
            <text:p>0.081981596</text:p>
          </table:table-cell>
          <table:table-cell office:value-type="float" office:value="0.71845262200000004" table:style-name="ce1">
            <text:p>0.718452622</text:p>
          </table:table-cell>
          <table:table-cell office:value-type="float" office:value="0.282550262" table:style-name="ce1">
            <text:p>0.282550262</text:p>
          </table:table-cell>
          <table:table-cell office:value-type="float" office:value="0.45774562699999999" table:style-name="ce1">
            <text:p>0.457745627</text:p>
          </table:table-cell>
          <table:table-cell office:value-type="float" office:value="12" table:style-name="ce1">
            <text:p>12</text:p>
          </table:table-cell>
          <table:table-cell office:value-type="float" office:value="11.95006162" table:style-name="ce1">
            <text:p>11.9500616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52" table:style-name="ce1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string" table:style-name="ce1">
            <text:p>TAP-54 to TAP-57</text:p>
          </table:table-cell>
          <table:table-cell office:value-type="float" office:value="1986.501" table:style-name="ce1">
            <text:p>1986.501</text:p>
          </table:table-cell>
          <table:table-cell office:value-type="float" office:value="333.79938120000003" table:style-name="ce4">
            <text:p>333.8</text:p>
          </table:table-cell>
          <table:table-cell office:value-type="float" office:value="33.379938120000006" table:formula="of:=[.D4]*0.1" table:style-name="ce4">
            <text:p>33.4</text:p>
          </table:table-cell>
          <table:table-cell office:value-type="float" office:value="364.7132565" table:style-name="ce5">
            <text:p>364.7</text:p>
          </table:table-cell>
          <table:table-cell office:value-type="float" office:value="36.471325650000004" table:formula="of:=[.F4]*0.1" table:style-name="ce5">
            <text:p>36.5</text:p>
          </table:table-cell>
          <table:table-cell office:value-type="float" office:value="5.1523125470000002" table:style-name="ce1">
            <text:p>5.152312547</text:p>
          </table:table-cell>
          <table:table-cell office:value-type="float" office:value="1.7896983339999999" table:style-name="ce1">
            <text:p>1.789698334</text:p>
          </table:table-cell>
          <table:table-cell office:value-type="float" office:value="4.9461076E-2" table:style-name="ce1">
            <text:p>0.049461076</text:p>
          </table:table-cell>
          <table:table-cell office:value-type="float" office:value="6.9420108809999999" table:style-name="ce1">
            <text:p>6.942010881</text:p>
          </table:table-cell>
          <table:table-cell office:value-type="float" office:value="1.01065E-4" table:style-name="ce1">
            <text:p>0.000101065</text:p>
          </table:table-cell>
          <table:table-cell office:value-type="float" office:value="6" table:style-name="ce1">
            <text:p>6</text:p>
          </table:table-cell>
          <table:table-cell office:value-type="float" office:value="1983.501" table:style-name="ce1">
            <text:p>1983.501</text:p>
          </table:table-cell>
          <table:table-cell office:value-type="float" office:value="1989.501" table:style-name="ce1">
            <text:p>1989.501</text:p>
          </table:table-cell>
          <table:table-cell office:value-type="float" office:value="1" table:style-name="ce1">
            <text:p>1</text:p>
          </table:table-cell>
          <table:table-cell office:value-type="float" office:value="0.387749764" table:style-name="ce1">
            <text:p>0.387749764</text:p>
          </table:table-cell>
          <table:table-cell office:value-type="float" office:value="495.26133329999999" table:style-name="ce1">
            <text:p>495.2613333</text:p>
          </table:table-cell>
          <table:table-cell office:value-type="float" office:value="9.2197024170000006" table:style-name="ce1">
            <text:p>9.219702417</text:p>
          </table:table-cell>
          <table:table-cell office:value-type="float" office:value="3.886369084" table:style-name="ce1">
            <text:p>3.886369084</text:p>
          </table:table-cell>
          <table:table-cell office:value-type="float" office:value="5.3333333329999997" table:style-name="ce1">
            <text:p>5.333333333</text:p>
          </table:table-cell>
          <table:table-cell office:value-type="float" office:value="1.0406840000000001E-2" table:style-name="ce1">
            <text:p>0.01040684</text:p>
          </table:table-cell>
          <table:table-cell office:value-type="float" office:value="1.376639E-2" table:style-name="ce1">
            <text:p>0.01376639</text:p>
          </table:table-cell>
          <table:table-cell office:value-type="float" office:value="4.3166766000000002E-2" table:style-name="ce1">
            <text:p>0.043166766</text:p>
          </table:table-cell>
          <table:table-cell office:value-type="float" office:value="0.447753715" table:style-name="ce1">
            <text:p>0.447753715</text:p>
          </table:table-cell>
          <table:table-cell office:value-type="float" office:value="0.18099251999999999" table:style-name="ce1">
            <text:p>0.18099252</text:p>
          </table:table-cell>
          <table:table-cell office:value-type="float" office:value="0.56874228400000004" table:style-name="ce1">
            <text:p>0.568742284</text:p>
          </table:table-cell>
          <table:table-cell office:value-type="float" office:value="12" table:style-name="ce1">
            <text:p>12</text:p>
          </table:table-cell>
          <table:table-cell office:value-type="float" office:value="13.106071500000001" table:style-name="ce1">
            <text:p>13.106071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52" table:style-name="ce1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string" table:style-name="ce1">
            <text:p>TAP-54 to TAP-57</text:p>
          </table:table-cell>
          <table:table-cell office:value-type="float" office:value="1992.501" table:style-name="ce1">
            <text:p>1992.501</text:p>
          </table:table-cell>
          <table:table-cell office:value-type="float" office:value="364.7132565" table:style-name="ce4">
            <text:p>364.7</text:p>
          </table:table-cell>
          <table:table-cell office:value-type="float" office:value="36.471325650000004" table:formula="of:=[.D5]*0.1" table:style-name="ce4">
            <text:p>36.5</text:p>
          </table:table-cell>
          <table:table-cell office:value-type="float" office:value="376.33855829999999" table:style-name="ce5">
            <text:p>376.3</text:p>
          </table:table-cell>
          <table:table-cell office:value-type="float" office:value="37.633855830000002" table:formula="of:=[.F5]*0.1" table:style-name="ce5">
            <text:p>37.6</text:p>
          </table:table-cell>
          <table:table-cell office:value-type="float" office:value="1.9375502929999999" table:style-name="ce1">
            <text:p>1.937550293</text:p>
          </table:table-cell>
          <table:table-cell office:value-type="float" office:value="2.2887240809999998" table:style-name="ce1">
            <text:p>2.288724081</text:p>
          </table:table-cell>
          <table:table-cell office:value-type="float" office:value="5.5050632000000002E-2" table:style-name="ce1">
            <text:p>0.055050632</text:p>
          </table:table-cell>
          <table:table-cell office:value-type="float" office:value="4.2262743729999999" table:style-name="ce1">
            <text:p>4.226274373</text:p>
          </table:table-cell>
          <table:table-cell office:value-type="float" office:value="1.10506E-4" table:style-name="ce1">
            <text:p>0.000110506</text:p>
          </table:table-cell>
          <table:table-cell office:value-type="float" office:value="6" table:style-name="ce1">
            <text:p>6</text:p>
          </table:table-cell>
          <table:table-cell office:value-type="float" office:value="1989.501" table:style-name="ce1">
            <text:p>1989.501</text:p>
          </table:table-cell>
          <table:table-cell office:value-type="float" office:value="1995.501" table:style-name="ce1">
            <text:p>1995.501</text:p>
          </table:table-cell>
          <table:table-cell office:value-type="float" office:value="1" table:style-name="ce1">
            <text:p>1</text:p>
          </table:table-cell>
          <table:table-cell office:value-type="float" office:value="0.195356274" table:style-name="ce1">
            <text:p>0.195356274</text:p>
          </table:table-cell>
          <table:table-cell office:value-type="float" office:value="526.245" table:style-name="ce1">
            <text:p>526.245</text:p>
          </table:table-cell>
          <table:table-cell office:value-type="float" office:value="7.5571819659999999" table:style-name="ce1">
            <text:p>7.557181966</text:p>
          </table:table-cell>
          <table:table-cell office:value-type="float" office:value="2.5571819659999999" table:style-name="ce1">
            <text:p>2.557181966</text:p>
          </table:table-cell>
          <table:table-cell office:value-type="float" office:value="5" table:style-name="ce1">
            <text:p>5</text:p>
          </table:table-cell>
          <table:table-cell office:value-type="float" office:value="3.6828379999999999E-3" table:style-name="ce1">
            <text:p>0.003682838</text:p>
          </table:table-cell>
          <table:table-cell office:value-type="float" office:value="7.3897269999999996E-3" table:style-name="ce1">
            <text:p>0.007389727</text:p>
          </table:table-cell>
          <table:table-cell office:value-type="float" office:value="5.2502689999999998E-2" table:style-name="ce1">
            <text:p>0.05250269</text:p>
          </table:table-cell>
          <table:table-cell office:value-type="float" office:value="0.873447011" table:style-name="ce1">
            <text:p>0.873447011</text:p>
          </table:table-cell>
          <table:table-cell office:value-type="float" office:value="0.18709205300000001" table:style-name="ce1">
            <text:p>0.187092053</text:p>
          </table:table-cell>
          <table:table-cell office:value-type="float" office:value="0.38244832699999998" table:style-name="ce1">
            <text:p>0.382448327</text:p>
          </table:table-cell>
          <table:table-cell office:value-type="float" office:value="12" table:style-name="ce1">
            <text:p>12</text:p>
          </table:table-cell>
          <table:table-cell office:value-type="float" office:value="10.11436393" table:style-name="ce1">
            <text:p>10.1143639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52" table:style-name="ce1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string" table:style-name="ce1">
            <text:p>TAP-58 to TAP-61</text:p>
          </table:table-cell>
          <table:table-cell office:value-type="float" office:value="1986.501" table:style-name="ce1">
            <text:p>1986.501</text:p>
          </table:table-cell>
          <table:table-cell office:value-type="float" office:value="396.5203727" table:style-name="ce4">
            <text:p>396.5</text:p>
          </table:table-cell>
          <table:table-cell office:value-type="float" office:value="39.652037270000001" table:formula="of:=[.D6]*0.1" table:style-name="ce4">
            <text:p>39.7</text:p>
          </table:table-cell>
          <table:table-cell office:value-type="float" office:value="424.50823889999998" table:style-name="ce5">
            <text:p>424.5</text:p>
          </table:table-cell>
          <table:table-cell office:value-type="float" office:value="42.450823890000002" table:formula="of:=[.F6]*0.1" table:style-name="ce5">
            <text:p>42.5</text:p>
          </table:table-cell>
          <table:table-cell office:value-type="float" office:value="4.6646443619999998" table:style-name="ce1">
            <text:p>4.664644362</text:p>
          </table:table-cell>
          <table:table-cell office:value-type="float" office:value="1.7495633509999999" table:style-name="ce1">
            <text:p>1.749563351</text:p>
          </table:table-cell>
          <table:table-cell office:value-type="float" office:value="5.4724487000000002E-2" table:style-name="ce1">
            <text:p>0.054724487</text:p>
          </table:table-cell>
          <table:table-cell office:value-type="float" office:value="6.4142077139999998" table:style-name="ce1">
            <text:p>6.414207714</text:p>
          </table:table-cell>
          <table:table-cell office:value-type="float" office:value="1.1743000000000001E-4" table:style-name="ce1">
            <text:p>0.00011743</text:p>
          </table:table-cell>
          <table:table-cell office:value-type="float" office:value="6" table:style-name="ce1">
            <text:p>6</text:p>
          </table:table-cell>
          <table:table-cell office:value-type="float" office:value="1983.501" table:style-name="ce1">
            <text:p>1983.501</text:p>
          </table:table-cell>
          <table:table-cell office:value-type="float" office:value="1989.501" table:style-name="ce1">
            <text:p>1989.501</text:p>
          </table:table-cell>
          <table:table-cell office:value-type="float" office:value="1" table:style-name="ce1">
            <text:p>1</text:p>
          </table:table-cell>
          <table:table-cell office:value-type="float" office:value="0.32120716700000002" table:style-name="ce1">
            <text:p>0.321207167</text:p>
          </table:table-cell>
          <table:table-cell office:value-type="float" office:value="502.17966669999998" table:style-name="ce1">
            <text:p>502.1796667</text:p>
          </table:table-cell>
          <table:table-cell office:value-type="float" office:value="8.2230550539999996" table:style-name="ce1">
            <text:p>8.223055054</text:p>
          </table:table-cell>
          <table:table-cell office:value-type="float" office:value="4.5563883880000002" table:style-name="ce1">
            <text:p>4.556388388</text:p>
          </table:table-cell>
          <table:table-cell office:value-type="float" office:value="3.6666666669999999" table:style-name="ce1">
            <text:p>3.666666667</text:p>
          </table:table-cell>
          <table:table-cell office:value-type="float" office:value="9.2902809999999992E-3" table:style-name="ce1">
            <text:p>0.009290281</text:p>
          </table:table-cell>
          <table:table-cell office:value-type="float" office:value="1.2642271E-2" table:style-name="ce1">
            <text:p>0.012642271</text:p>
          </table:table-cell>
          <table:table-cell office:value-type="float" office:value="4.3459118999999997E-2" table:style-name="ce1">
            <text:p>0.043459119</text:p>
          </table:table-cell>
          <table:table-cell office:value-type="float" office:value="0.37194402399999998" table:style-name="ce1">
            <text:p>0.371944024</text:p>
          </table:table-cell>
          <table:table-cell office:value-type="float" office:value="0.19538703599999999" table:style-name="ce1">
            <text:p>0.195387036</text:p>
          </table:table-cell>
          <table:table-cell office:value-type="float" office:value="0.51659420199999995" table:style-name="ce1">
            <text:p>0.516594202</text:p>
          </table:table-cell>
          <table:table-cell office:value-type="float" office:value="12" table:style-name="ce1">
            <text:p>12</text:p>
          </table:table-cell>
          <table:table-cell office:value-type="float" office:value="12.77944344" table:style-name="ce1">
            <text:p>12.7794434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52" table:style-name="ce1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string" table:style-name="ce1">
            <text:p>TAP-58 to TAP-61</text:p>
          </table:table-cell>
          <table:table-cell office:value-type="float" office:value="1992.501" table:style-name="ce1">
            <text:p>1992.501</text:p>
          </table:table-cell>
          <table:table-cell office:value-type="float" office:value="424.50823889999998" table:style-name="ce4">
            <text:p>424.5</text:p>
          </table:table-cell>
          <table:table-cell office:value-type="float" office:value="42.450823890000002" table:formula="of:=[.D7]*0.1" table:style-name="ce4">
            <text:p>42.5</text:p>
          </table:table-cell>
          <table:table-cell office:value-type="float" office:value="436.6215062" table:style-name="ce5">
            <text:p>436.6</text:p>
          </table:table-cell>
          <table:table-cell office:value-type="float" office:value="43.662150620000006" table:formula="of:=[.F7]*0.1" table:style-name="ce5">
            <text:p>43.7</text:p>
          </table:table-cell>
          <table:table-cell office:value-type="float" office:value="2.0188778749999998" table:style-name="ce1">
            <text:p>2.018877875</text:p>
          </table:table-cell>
          <table:table-cell office:value-type="float" office:value="3.591805125" table:style-name="ce1">
            <text:p>3.591805125</text:p>
          </table:table-cell>
          <table:table-cell office:value-type="float" office:value="7.0141326000000004E-2" table:style-name="ce1">
            <text:p>0.070141326</text:p>
          </table:table-cell>
          <table:table-cell office:value-type="float" office:value="5.6106829989999998" table:style-name="ce1">
            <text:p>5.610682999</text:p>
          </table:table-cell>
          <table:table-cell office:value-type="float" office:value="1.17439E-4" table:style-name="ce1">
            <text:p>0.000117439</text:p>
          </table:table-cell>
          <table:table-cell office:value-type="float" office:value="6" table:style-name="ce1">
            <text:p>6</text:p>
          </table:table-cell>
          <table:table-cell office:value-type="float" office:value="1989.501" table:style-name="ce1">
            <text:p>1989.501</text:p>
          </table:table-cell>
          <table:table-cell office:value-type="float" office:value="1995.501" table:style-name="ce1">
            <text:p>1995.501</text:p>
          </table:table-cell>
          <table:table-cell office:value-type="float" office:value="1" table:style-name="ce1">
            <text:p>1</text:p>
          </table:table-cell>
          <table:table-cell office:value-type="float" office:value="0.20269922300000001" table:style-name="ce1">
            <text:p>0.202699223</text:p>
          </table:table-cell>
          <table:table-cell office:value-type="float" office:value="523.16333329999998" table:style-name="ce1">
            <text:p>523.1633333</text:p>
          </table:table-cell>
          <table:table-cell office:value-type="float" office:value="6.8905727690000003" table:style-name="ce1">
            <text:p>6.890572769</text:p>
          </table:table-cell>
          <table:table-cell office:value-type="float" office:value="3.5572394360000001" table:style-name="ce1">
            <text:p>3.557239436</text:p>
          </table:table-cell>
          <table:table-cell office:value-type="float" office:value="3.3333333330000001" table:style-name="ce1">
            <text:p>3.333333333</text:p>
          </table:table-cell>
          <table:table-cell office:value-type="float" office:value="3.8594520000000002E-3" table:style-name="ce1">
            <text:p>0.003859452</text:p>
          </table:table-cell>
          <table:table-cell office:value-type="float" office:value="1.0262953999999999E-2" table:style-name="ce1">
            <text:p>0.010262954</text:p>
          </table:table-cell>
          <table:table-cell office:value-type="float" office:value="5.6737148000000001E-2" table:style-name="ce1">
            <text:p>0.056737148</text:p>
          </table:table-cell>
          <table:table-cell office:value-type="float" office:value="0.98996607400000003" table:style-name="ce1">
            <text:p>0.989966074</text:p>
          </table:table-cell>
          <table:table-cell office:value-type="float" office:value="0.24963605799999999" table:style-name="ce1">
            <text:p>0.249636058</text:p>
          </table:table-cell>
          <table:table-cell office:value-type="float" office:value="0.45233528000000001" table:style-name="ce1">
            <text:p>0.45233528</text:p>
          </table:table-cell>
          <table:table-cell office:value-type="float" office:value="12" table:style-name="ce1">
            <text:p>12</text:p>
          </table:table-cell>
          <table:table-cell office:value-type="float" office:value="10.44781221" table:style-name="ce1">
            <text:p>10.4478122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52" table:style-name="ce1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string" table:style-name="ce1">
            <text:p>TAP-70 Main Plot View</text:p>
          </table:table-cell>
          <table:table-cell office:value-type="float" office:value="2000.54" table:style-name="ce1">
            <text:p>2000.54</text:p>
          </table:table-cell>
          <table:table-cell office:value-type="float" office:value="287.39999999999998" table:style-name="ce4">
            <text:p>287.4</text:p>
          </table:table-cell>
          <table:table-cell office:value-type="float" office:value="28.74" table:formula="of:=[.D8]*0.1" table:style-name="ce4">
            <text:p>28.7</text:p>
          </table:table-cell>
          <table:table-cell office:value-type="float" office:value="293" table:style-name="ce5">
            <text:p>293.0</text:p>
          </table:table-cell>
          <table:table-cell office:value-type="float" office:value="29.3" table:formula="of:=[.F8]*0.1" table:style-name="ce5">
            <text:p>29.3</text:p>
          </table:table-cell>
          <table:table-cell office:value-type="float" office:value="2.8" table:style-name="ce1">
            <text:p>2.8</text:p>
          </table:table-cell>
          <table:table-cell office:value-type="string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999.54" table:style-name="ce1">
            <text:p>1999.54</text:p>
          </table:table-cell>
          <table:table-cell office:value-type="float" office:value="2001.54" table:style-name="ce1">
            <text:p>2001.54</text:p>
          </table:table-cell>
          <table:table-cell office:value-type="float" office:value="3.99" table:style-name="ce1">
            <text:p>3.99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 table:style-name="ce1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string" table:style-name="ce1">
            <text:p>TAP-80 Main Plot View</text:p>
          </table:table-cell>
          <table:table-cell office:value-type="float" office:value="2000.4580000000001" table:style-name="ce1">
            <text:p>2000.458</text:p>
          </table:table-cell>
          <table:table-cell office:value-type="float" office:value="277.7612762" table:style-name="ce4">
            <text:p>277.8</text:p>
          </table:table-cell>
          <table:table-cell office:value-type="float" office:value="27.77612762" table:formula="of:=[.D9]*0.1" table:style-name="ce4">
            <text:p>27.8</text:p>
          </table:table-cell>
          <table:table-cell office:value-type="float" office:value="282.33945569999997" table:style-name="ce5">
            <text:p>282.3</text:p>
          </table:table-cell>
          <table:table-cell office:value-type="float" office:value="28.233945569999999" table:formula="of:=[.F9]*0.1" table:style-name="ce5">
            <text:p>28.2</text:p>
          </table:table-cell>
          <table:table-cell office:value-type="float" office:value="4.578179467" table:style-name="ce1">
            <text:p>4.578179467</text:p>
          </table:table-cell>
          <table:table-cell office:value-type="string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99.9580000000001" table:style-name="ce1">
            <text:p>1999.958</text:p>
          </table:table-cell>
          <table:table-cell office:value-type="float" office:value="2000.9580000000001" table:style-name="ce1">
            <text:p>2000.9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6" table:style-name="ce1">
            <text:p>6</text:p>
          </table:table-cell>
          <table:table-cell table:number-columns-repeated="16352" table:style-name="ce1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string" table:style-name="ce1">
            <text:p>TAP-80 Main Plot View</text:p>
          </table:table-cell>
          <table:table-cell office:value-type="float" office:value="2001.4580000000001" table:style-name="ce1">
            <text:p>2001.458</text:p>
          </table:table-cell>
          <table:table-cell office:value-type="float" office:value="282.33945569999997" table:style-name="ce4">
            <text:p>282.3</text:p>
          </table:table-cell>
          <table:table-cell office:value-type="float" office:value="28.233945569999999" table:formula="of:=[.D10]*0.1" table:style-name="ce4">
            <text:p>28.2</text:p>
          </table:table-cell>
          <table:table-cell office:value-type="float" office:value="282.65750209999999" table:style-name="ce5">
            <text:p>282.7</text:p>
          </table:table-cell>
          <table:table-cell office:value-type="float" office:value="28.26575021" table:formula="of:=[.F10]*0.1" table:style-name="ce5">
            <text:p>28.3</text:p>
          </table:table-cell>
          <table:table-cell office:value-type="float" office:value="0.31804642399999999" table:style-name="ce1">
            <text:p>0.318046424</text:p>
          </table:table-cell>
          <table:table-cell office:value-type="string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00.9580000000001" table:style-name="ce1">
            <text:p>2000.958</text:p>
          </table:table-cell>
          <table:table-cell office:value-type="float" office:value="2001.9580000000001" table:style-name="ce1">
            <text:p>2001.9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6" table:style-name="ce1">
            <text:p>6</text:p>
          </table:table-cell>
          <table:table-cell table:number-columns-repeated="16352" table:style-name="ce1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string" table:style-name="ce1">
            <text:p>TAP-80 Main Plot View</text:p>
          </table:table-cell>
          <table:table-cell office:value-type="float" office:value="2002.4580000000001" table:style-name="ce1">
            <text:p>2002.458</text:p>
          </table:table-cell>
          <table:table-cell office:value-type="float" office:value="282.65750209999999" table:style-name="ce4">
            <text:p>282.7</text:p>
          </table:table-cell>
          <table:table-cell office:value-type="float" office:value="28.26575021" table:formula="of:=[.D11]*0.1" table:style-name="ce4">
            <text:p>28.3</text:p>
          </table:table-cell>
          <table:table-cell office:value-type="float" office:value="286.0282522" table:style-name="ce5">
            <text:p>286.0</text:p>
          </table:table-cell>
          <table:table-cell office:value-type="float" office:value="28.60282522" table:formula="of:=[.F11]*0.1" table:style-name="ce5">
            <text:p>28.6</text:p>
          </table:table-cell>
          <table:table-cell office:value-type="float" office:value="3.3707501139999998" table:style-name="ce1">
            <text:p>3.370750114</text:p>
          </table:table-cell>
          <table:table-cell office:value-type="string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01.9580000000001" table:style-name="ce1">
            <text:p>2001.958</text:p>
          </table:table-cell>
          <table:table-cell office:value-type="float" office:value="2002.9580000000001" table:style-name="ce1">
            <text:p>2002.9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6" table:style-name="ce1">
            <text:p>6</text:p>
          </table:table-cell>
          <table:table-cell table:number-columns-repeated="16352" table:style-name="ce1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string" table:style-name="ce1">
            <text:p>TAP-80 Main Plot View</text:p>
          </table:table-cell>
          <table:table-cell office:value-type="float" office:value="2003.4580000000001" table:style-name="ce1">
            <text:p>2003.458</text:p>
          </table:table-cell>
          <table:table-cell office:value-type="float" office:value="286.0282522" table:style-name="ce4">
            <text:p>286.0</text:p>
          </table:table-cell>
          <table:table-cell office:value-type="float" office:value="28.60282522" table:formula="of:=[.D12]*0.1" table:style-name="ce4">
            <text:p>28.6</text:p>
          </table:table-cell>
          <table:table-cell office:value-type="float" office:value="294.28796770000002" table:style-name="ce5">
            <text:p>294.3</text:p>
          </table:table-cell>
          <table:table-cell office:value-type="float" office:value="29.428796770000005" table:formula="of:=[.F12]*0.1" table:style-name="ce5">
            <text:p>29.4</text:p>
          </table:table-cell>
          <table:table-cell office:value-type="float" office:value="8.2597154849999992" table:style-name="ce1">
            <text:p>8.259715485</text:p>
          </table:table-cell>
          <table:table-cell office:value-type="string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02.9580000000001" table:style-name="ce1">
            <text:p>2002.958</text:p>
          </table:table-cell>
          <table:table-cell office:value-type="float" office:value="2003.9580000000001" table:style-name="ce1">
            <text:p>2003.9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float" office:value="3.5" table:style-name="ce1">
            <text:p>3.5</text:p>
          </table:table-cell>
          <table:table-cell office:value-type="float" office:value="6" table:style-name="ce1">
            <text:p>6</text:p>
          </table:table-cell>
          <table:table-cell table:number-columns-repeated="16352" table:style-name="ce1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string" table:style-name="ce1">
            <text:p>TAP-80 Main Plot View</text:p>
          </table:table-cell>
          <table:table-cell office:value-type="float" office:value="2004.4580000000001" table:style-name="ce1">
            <text:p>2004.458</text:p>
          </table:table-cell>
          <table:table-cell office:value-type="float" office:value="294.28796770000002" table:style-name="ce4">
            <text:p>294.3</text:p>
          </table:table-cell>
          <table:table-cell office:value-type="float" office:value="29.428796770000005" table:formula="of:=[.D13]*0.1" table:style-name="ce4">
            <text:p>29.4</text:p>
          </table:table-cell>
          <table:table-cell office:value-type="float" office:value="290.56005520000002" table:style-name="ce5">
            <text:p>290.6</text:p>
          </table:table-cell>
          <table:table-cell office:value-type="float" office:value="29.056005520000003" table:formula="of:=[.F13]*0.1" table:style-name="ce5">
            <text:p>29.1</text:p>
          </table:table-cell>
          <table:table-cell office:value-type="float" office:value="-3.7279124779999999" table:style-name="ce1">
            <text:p>-3.727912478</text:p>
          </table:table-cell>
          <table:table-cell office:value-type="string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03.9580000000001" table:style-name="ce1">
            <text:p>2003.958</text:p>
          </table:table-cell>
          <table:table-cell office:value-type="float" office:value="2004.9580000000001" table:style-name="ce1">
            <text:p>2004.9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6" table:style-name="ce1">
            <text:p>6</text:p>
          </table:table-cell>
          <table:table-cell table:number-columns-repeated="16352" table:style-name="ce1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string" table:style-name="ce1">
            <text:p>TAP-80 Main Plot View</text:p>
          </table:table-cell>
          <table:table-cell office:value-type="float" office:value="2005.4580000000001" table:style-name="ce1">
            <text:p>2005.458</text:p>
          </table:table-cell>
          <table:table-cell office:value-type="float" office:value="290.56005520000002" table:style-name="ce4">
            <text:p>290.6</text:p>
          </table:table-cell>
          <table:table-cell office:value-type="float" office:value="29.056005520000003" table:formula="of:=[.D14]*0.1" table:style-name="ce4">
            <text:p>29.1</text:p>
          </table:table-cell>
          <table:table-cell office:value-type="float" office:value="285.26791500000002" table:style-name="ce5">
            <text:p>285.3</text:p>
          </table:table-cell>
          <table:table-cell office:value-type="float" office:value="28.526791500000002" table:formula="of:=[.F14]*0.1" table:style-name="ce5">
            <text:p>28.5</text:p>
          </table:table-cell>
          <table:table-cell office:value-type="float" office:value="-5.2921402850000003" table:style-name="ce1">
            <text:p>-5.292140285</text:p>
          </table:table-cell>
          <table:table-cell office:value-type="string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04.9580000000001" table:style-name="ce1">
            <text:p>2004.958</text:p>
          </table:table-cell>
          <table:table-cell office:value-type="float" office:value="2005.9580000000001" table:style-name="ce1">
            <text:p>2005.9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float" office:value="5.5" table:style-name="ce1">
            <text:p>5.5</text:p>
          </table:table-cell>
          <table:table-cell office:value-type="float" office:value="6" table:style-name="ce1">
            <text:p>6</text:p>
          </table:table-cell>
          <table:table-cell table:number-columns-repeated="16352" table:style-name="ce1"/>
        </table:table-row>
        <table:table-row table:style-name="ro1">
          <table:table-cell table:style-name="ce1"/>
          <table:table-cell office:value-type="string" table:style-name="ce1">
            <text:p>min</text:p>
          </table:table-cell>
          <table:table-cell office:value-type="float" office:value="1986.501" table:formula="of:=MIN([.C2:.C14])" table:style-name="ce1">
            <text:p>1986.501</text:p>
          </table:table-cell>
          <table:table-cell office:value-type="float" office:value="247.8745266" table:formula="of:=MIN([.D2:.D14])" table:style-name="ce4">
            <text:p>247.9</text:p>
          </table:table-cell>
          <table:table-cell office:value-type="float" office:value="24.78745266" table:formula="of:=[.D15]*0.1" table:style-name="ce7">
            <text:p>24.8</text:p>
          </table:table-cell>
          <table:table-cell office:value-type="float" office:value="273.36740309999999" table:formula="of:=MIN([.F2:.F14])" table:style-name="ce5">
            <text:p>273.4</text:p>
          </table:table-cell>
          <table:table-cell office:value-type="float" office:value="27.33674031" table:formula="of:=[.F15]*0.1" table:style-name="ce8">
            <text:p>27.3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ax</text:p>
          </table:table-cell>
          <table:table-cell office:value-type="float" office:value="2005.4580000000001" table:formula="of:=MAX([.C2:.C14])" table:style-name="ce1">
            <text:p>2005.458</text:p>
          </table:table-cell>
          <table:table-cell office:value-type="float" office:value="424.50823889999998" table:formula="of:=MAX([.D2:.D14])" table:style-name="ce4">
            <text:p>424.5</text:p>
          </table:table-cell>
          <table:table-cell office:value-type="float" office:value="42.450823890000002" table:formula="of:=[.D16]*0.1" table:style-name="ce7">
            <text:p>42.5</text:p>
          </table:table-cell>
          <table:table-cell office:value-type="float" office:value="436.6215062" table:formula="of:=MAX([.F2:.F14])" table:style-name="ce5">
            <text:p>436.6</text:p>
          </table:table-cell>
          <table:table-cell office:value-type="float" office:value="43.662150620000006" table:formula="of:=[.F16]*0.1" table:style-name="ce8">
            <text:p>43.7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Average Biomass</text:p>
          </table:table-cell>
          <table:table-cell office:value-type="float" office:value="310.90905293076923" table:formula="of:=AVERAGE([.D2:.D14])" table:style-name="ce9">
            <text:p>310.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Carbon (Mg/ha)</text:p>
          </table:table-cell>
          <table:table-cell office:value-type="float" office:value="141.46361908350002" table:formula="of:=[.D19]*0.455" table:style-name="ce1">
            <text:p>141.463619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Carbon kg/m²</text:p>
          </table:table-cell>
          <table:table-cell office:value-type="float" office:value="141463.61908350003" table:formula="of:=[.D20]*1000" table:style-name="ce1">
            <text:p>141463.619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Carbon kg/m²</text:p>
          </table:table-cell>
          <table:table-cell office:value-type="float" office:value="14.146361908350004" table:formula="of:=[.D21]/10000" table:style-name="ce1">
            <text:p>14.14636191</text:p>
          </table:table-cell>
          <table:table-cell table:number-columns-repeated="16380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mo" svg:font-family="Arimo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number-style style:name="N37">
      <number:scientific-number number:decimal-places="2" number:min-integer-digits="1" number:min-exponent-digits="3"/>
    </number:number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mo" style:font-name-asian="Arimo" style:font-name-complex="Arimo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1</meta:generator>
    <meta:initial-creator>Anna Luise von Blohn</meta:initial-creator>
    <dc:creator>Anna Luise von Blohn</dc:creator>
    <meta:creation-date>2018-06-07T10:31:12Z</meta:creation-date>
    <dc:date>2023-08-03T14:47:08Z</dc:date>
    <meta:editing-cycles>2</meta:editing-cycles>
    <meta:editing-duration>PT18203S</meta:editing-duration>
  </office:meta>
</office:document-meta>
</file>